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2" style:family="graphic">
      <style:graphic-properties style:protect="size"/>
    </style:style>
    <style:style style:name="pr1" style:family="presentation" style:parent-style-name="Blue_5f_Curve-title">
      <style:graphic-properties draw:auto-grow-height="true" fo:min-height="3cm"/>
      <style:paragraph-properties style:writing-mode="lr-tb"/>
    </style:style>
    <style:style style:name="pr2" style:family="presentation" style:parent-style-name="Blue_5f_Curve-notes">
      <style:graphic-properties draw:fill-color="#ffffff" draw:auto-grow-height="true" fo:min-height="13.364cm"/>
      <style:paragraph-properties style:writing-mode="lr-tb"/>
    </style:style>
    <style:style style:name="pr3" style:family="presentation" style:parent-style-name="Blue_5f_Curve1-title">
      <style:graphic-properties fo:min-height="1.328cm"/>
      <style:paragraph-properties style:writing-mode="lr-tb"/>
    </style:style>
    <style:style style:name="pr4" style:family="presentation" style:parent-style-name="Blue_5f_Curve1-outline1">
      <style:graphic-properties fo:min-height="10.001cm"/>
      <style:paragraph-properties style:writing-mode="lr-tb"/>
    </style:style>
    <style:style style:name="pr5" style:family="presentation" style:parent-style-name="Blue_5f_Curve1-notes">
      <style:graphic-properties draw:fill-color="#ffffff" fo:min-height="13.364cm"/>
      <style:paragraph-properties style:writing-mode="lr-tb"/>
    </style:style>
    <style:style style:name="pr6" style:family="presentation" style:parent-style-name="Blue_5f_Curve1-title">
      <style:graphic-properties draw:auto-grow-height="true" fo:min-height="1.328cm"/>
      <style:paragraph-properties style:writing-mode="lr-tb"/>
    </style:style>
    <style:style style:name="pr7" style:family="presentation" style:parent-style-name="Blue_5f_Curve1-outline1">
      <style:graphic-properties fo:min-height="5.576cm"/>
      <style:paragraph-properties style:writing-mode="lr-tb"/>
    </style:style>
    <style:style style:name="pr8" style:family="presentation" style:parent-style-name="Blue_5f_Cur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none" draw:fill-color="#ffffff"/>
    </style:style>
    <style:style style:name="P3" style:family="paragraph">
      <loext:graphic-properties draw:fill-color="#ffffff"/>
      <style:paragraph-properties style:writing-mode="lr-tb"/>
    </style:style>
    <style:style style:name="P4" style:family="paragraph">
      <loext:graphic-properties draw:fill-color="#ffffff"/>
      <style:text-properties fo:font-size="20pt"/>
    </style:style>
    <style:style style:name="P5" style:family="paragraph">
      <style:paragraph-properties style:writing-mode="lr-tb"/>
      <style:text-properties fo:font-size="12pt" style:font-size-asian="12pt" style:font-size-complex="12pt"/>
    </style:style>
    <style:style style:name="P6" style:family="paragraph">
      <loext:graphic-properties draw:fill-color="#ffffff"/>
    </style:style>
    <style:style style:name="P7" style:family="paragraph">
      <style:text-properties fo:font-size="20pt" style:font-size-asian="20pt" style:font-size-complex="20pt"/>
    </style:style>
    <style:style style:name="P8" style:family="paragraph">
      <style:text-properties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20pt" style:font-size-asian="20pt" style:font-size-complex="20pt"/>
    </style:style>
    <style:style style:name="T5" style:family="text">
      <style:text-properties fo:font-size="14pt" style:font-size-asian="14pt" style:font-size-complex="14pt"/>
    </style:style>
    <style:style style:name="T6" style:family="text">
      <style:text-properties fo:font-variant="normal" fo:text-transform="none" fo:color="#009bdd"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7" style:family="text">
      <style:text-properties fo:color="#c9211e"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4"/>
      <draw:page draw:name="page1" draw:style-name="dp1" draw:master-page-name="Blue_5f_Curve" presentation:presentation-page-layout-name="AL1T19" presentation:use-date-time-name="dtd1">
        <office:forms form:automatic-focus="false" form:apply-design-mode="false"/>
        <draw:frame presentation:style-name="pr1" draw:text-style-name="P1" draw:layer="layout" svg:width="25cm" svg:height="3cm" svg:x="1.27cm" svg:y="4.62cm" presentation:class="title" presentation:user-transformed="true">
          <draw:text-box>
            <text:p>自由软件的科普</text:p>
          </draw:text-box>
        </draw:frame>
        <draw:frame draw:style-name="gr1" draw:text-style-name="P2" draw:layer="layout" svg:width="19.599cm" svg:height="3.197cm" svg:x="5.166cm" svg:y="9.071cm">
          <draw:text-box>
            <text:p>用LibreOffice Impress完成，源文件可以在github上下载</text:p>
            <text:p>有OBP,PPT两种格式</text:p>
            <text:p>OBP:<text:a xlink:href="https://github.com/leyouyuan/logos/blob/main/freesoftware.odp" xlink:type="simple">https://github.com/leyouyuan/logos/blob/main/freesoftware.odp</text:a></text:p>
            <text:p>PPT:<text:a xlink:href="https://github.com/leyouyuan/logos/blob/main/freesoftware.ppt" xlink:type="simple">https://github.com/leyouyuan/logos/blob/main/freesoftware.ppt</text:a></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为什么要自由软件</text:p>
          </draw:text-box>
        </draw:frame>
        <draw:frame presentation:style-name="pr4" draw:layer="layout" svg:width="26cm" svg:height="10.795cm" svg:x="0.67cm" svg:y="2.54cm" presentation:class="outline" presentation:user-transformed="true">
          <draw:text-box>
            <text:list text:style-name="L2">
              <text:list-item>
                <text:p>我是自由软件的使用者，是FSF的支持者，然而我看见，同学和朋友们对自由软件<text:span text:style-name="T1">一无所知</text:span>，我想给他们安利GNU/Linux时，却发现，安利成功的概率几乎为<text:span text:style-name="T1">0</text:span><text:span text:style-name="T1">。</text:span><text:span text:style-name="T2">原因是，他们不习惯于使用自由软件。</text:span></text:p>
              </text:list-item>
              <text:list-item>
                <text:p><text:span text:style-name="T2">自由软件对教育的重要性很大，然而，现在，中考和高中学考的信息技术，使用的都是微软的</text:span><text:span text:style-name="T2">Office+PS+Flash+VisualBasic(</text:span><text:span text:style-name="T2">现在是其他专有软件</text:span><text:span text:style-name="T2">)</text:span><text:span text:style-name="T2">，这让我感到不满。（见后面自由软件与教育）</text:span><text:span text:style-name="T2">.</text:span></text:p>
              </text:list-item>
            </text:list>
          </draw:text-box>
        </draw:frame>
        <presentation:notes draw:style-name="dp4">
          <office:forms form:automatic-focus="false" form:apply-design-mode="false"/>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3" draw:master-page-name="Blue_5f_Curve1" presentation:presentation-page-layout-name="AL2T1" presentation:use-date-time-name="dtd1">
        <office:forms form:automatic-focus="false" form:apply-design-mode="false"/>
        <draw:frame presentation:style-name="pr6" draw:text-style-name="P1" draw:layer="layout" svg:width="26cm" svg:height="1.398cm" svg:x="1cm" svg:y="0.465cm" presentation:class="title" presentation:user-transformed="true">
          <draw:text-box>
            <text:p text:style-name="P1">什么是自由软件</text:p>
          </draw:text-box>
        </draw:frame>
        <draw:frame presentation:style-name="pr7" draw:text-style-name="P5" draw:layer="layout" svg:width="22.495cm" svg:height="4.445cm" svg:x="2.54cm" svg:y="4.445cm" presentation:class="outline" presentation:user-transformed="true">
          <draw:text-box>
            <text:list text:style-name="L2">
              <text:list-item>
                <text:p text:style-name="P5"><text:span text:style-name="T3">自由度</text:span><text:span text:style-name="T3">0</text:span><text:span text:style-name="T3">：无论用户出于何种目的，必须可以按照用户意愿，自由地运行该软件。</text:span></text:p>
              </text:list-item>
              <text:list-item>
                <text:p text:style-name="P5"><text:span text:style-name="T3">自由度</text:span><text:span text:style-name="T3">1</text:span><text:span text:style-name="T3">：用户可以自由地学习并修改该软件，以此来帮助用户完成用户自己的计算。作为前提，用户必须可以访问到该软件的源代码。</text:span></text:p>
              </text:list-item>
              <text:list-item>
                <text:p text:style-name="P5"><text:span text:style-name="T3">自由度</text:span><text:span text:style-name="T3">2</text:span><text:span text:style-name="T3">：用户可以自由地分发该软件的拷贝，这样就可以助人。</text:span></text:p>
              </text:list-item>
              <text:list-item>
                <text:p text:style-name="P5"><text:span text:style-name="T3">自由度</text:span><text:span text:style-name="T3">3</text:span><text:span text:style-name="T3">：用户可以自由地分发该软件修改后的拷贝。借此，用户可以把改进后的软件分享给整个社区令他人也从中受益。作为前提，用户必须可以访问到该软件的源代码。</text:span></text:p>
              </text:list-item>
            </text:list>
          </draw:text-box>
        </draw:frame>
        <draw:frame draw:style-name="gr1" draw:text-style-name="P2" draw:layer="layout" svg:width="15.742cm" svg:height="1.013cm" svg:x="3.308cm" svg:y="3.175cm">
          <draw:text-box>
            <text:p>首先，对于任意的自由软件，都必须满足以下几个特征</text:p>
          </draw:text-box>
        </draw:frame>
        <draw:frame draw:style-name="gr1" draw:text-style-name="P2" draw:layer="layout" svg:width="27.172cm" svg:height="4.823cm" svg:x="0.768cm" svg:y="9.909cm">
          <draw:text-box>
            <text:p>自由软件不一定是免费的，也可以付费，比如RedHat</text:p>
            <text:p>自由软件不等于开源软件，尽管开源软件大多数都是自由软件，自由软件都是开源软件</text:p>
            <text:p>自由软件让你可以学习软件的内部原理。而非自由软件阻止你学习其内部原理。喊着全民编程的</text:p>
            <text:p>口号，就必须要全民普及自由软件。</text:p>
            <text:p>自由软件依赖于你，而你依赖于非自由软件，你控制自由软件，而非自由软件，即专有软件</text:p>
            <text:p>控制你</text:p>
          </draw:text-box>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8" draw:text-style-name="P3" draw:layer="layout" svg:width="16.799cm" svg:height="13.364cm" svg:x="2.1cm" svg:y="14.107cm" presentation:class="notes" presentation:placeholder="true" presentation:user-transformed="true">
            <draw:text-box/>
          </draw:frame>
        </presentation:notes>
      </draw:page>
      <draw:page draw:name="page4"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GNU/Linux和自由软件</text:p>
          </draw:text-box>
        </draw:frame>
        <draw:frame presentation:style-name="pr4" draw:layer="layout" svg:width="26cm" svg:height="10cm" svg:x="0.67cm" svg:y="2.7cm" presentation:class="outline" presentation:user-transformed="true">
          <draw:text-box>
            <text:list text:style-name="L2">
              <text:list-item>
                <text:p>操作系统是计算机运行的基础，所以自由软件必然包括一个操作系统，这就是GNU</text:p>
              </text:list-item>
              <text:list-item>
                <text:p>GNU是一个类Unix操作系统。它是由多个应用程序、系统库、开发工具乃至游戏构成的程序集合。GNU的开发始于1984年1月，称为GNU工程。GNU的许多程序在GNU工程下发布；我们称之为GNU软件包。</text:p>
              </text:list-item>
              <text:list-item>
                <text:p>“GNU”这个名字是“GNU's Not Unix”的递归首字母缩写词。</text:p>
              </text:list-item>
              <text:list-item>
                <text:p>GNU所用的典型内核是Linux。该组合叫做GNU/Linux操作系统。GNU/Linux为几百万用户所使用，然而许多人错误地称之为“Linux”。</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GNU/Linux实际上并不难用</text:p>
          </draw:text-box>
        </draw:frame>
        <draw:frame presentation:style-name="pr4" draw:layer="layout" svg:width="26cm" svg:height="10cm" svg:x="1cm" svg:y="3cm" presentation:class="outline" presentation:user-transformed="true">
          <draw:text-box>
            <text:list text:style-name="L2">
              <text:list-item>
                <text:p>很多人之所以认为GNU/Linux难用是因为GNU/Linux和Windows之间存在很多差异。这些差异算是一种门槛，挡住了很多人对GNU/Linux的使用。</text:p>
              </text:list-item>
              <text:list-item>
                <text:p>另外一些人依赖于Windows上专有的应用程序，如Photoshop,Microsoft Office,QQ/微信</text:p>
              </text:list-item>
              <text:list-item>
                <text:p>然而，上述专有软件有替代品，即</text:p>
                <text:p>GIMP/Inkspace,LibreOffice,Telegr*m/Jami/钉钉。同时我建议大家使用不受设备限制的电子邮箱，如outlook/mail.io等等</text:p>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非自由软件的危害</text:p>
          </draw:text-box>
        </draw:frame>
        <draw:frame presentation:style-name="pr4" draw:text-style-name="P7" draw:layer="layout" svg:width="27.905cm" svg:height="12.54cm" svg:x="0.035cm" svg:y="2.065cm" presentation:class="outline" presentation:user-transformed="true">
          <draw:text-box>
            <text:list text:style-name="L2">
              <text:list-item>
                <text:p text:style-name="P7"><text:span text:style-name="T4">控制用户，各种非自由软件都留有后门。这些后门泄露了个人隐私。开发者的特权导致腐败；专有程序的开发人员容易受到诱惑而设计程序来欺骗其用户。当然，开发者一般不是出自恶意，只是单纯想牺牲使用者好让他们或他们的领导赚到更多。</text:span></text:p>
              </text:list-item>
              <text:list-item>
                <text:p text:style-name="P7"><text:span text:style-name="T4">限制学习，自由软件有学习的权利，而非自由软件没有学习的权利。这让编程这一活动离学生更远，同时也让学生们依赖于现成的软件</text:span><text:span text:style-name="T4">(</text:span><text:span text:style-name="T4">而不是看其内部原理或造轮子</text:span><text:span text:style-name="T4">)</text:span><text:span text:style-name="T4">，而失去了独立思考的能力。</text:span></text:p>
              </text:list-item>
              <text:list-item>
                <text:p text:style-name="P7"><text:span text:style-name="T4">政策影响，如哈工大和哈工程无法购买</text:span><text:span text:style-name="T4">Matlab</text:span><text:span text:style-name="T4">。美国等发达国家可以轻松的通过政策来卡住发展中国家的脚步。</text:span></text:p>
              </text:list-item>
              <text:list-item>
                <text:p text:style-name="P7"><text:span text:style-name="T4">非自由软件和腐败为友：微软、苹果的背景都是帝国主义资本家垄断的财团，他们通过垄断软、硬件来控制整个世界。（比尔盖茨的所谓“慈善基金会”实际上并没有什么慈善活动，只不过是打着慈善的幌子干着邪恶的活动）而腾讯、阿里是</text:span><text:span text:style-name="T4">996</text:span><text:span text:style-name="T4">的推崇者，把被剥削说成是“奋斗精神”。国内外各大互联网企业都有着一些不为人知的腐败因素。支持自由软件就是反对这些腐败。</text:span></text:p>
              </text:list-item>
            </text:list>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自由软件和教育</text:p>
          </draw:text-box>
        </draw:frame>
        <draw:frame presentation:style-name="pr4" draw:layer="layout" svg:width="26cm" svg:height="10cm" svg:x="1cm" svg:y="3cm" presentation:class="outline" presentation:user-transformed="true">
          <draw:text-box>
            <text:list text:style-name="L2">
              <text:list-item>
                <text:p><text:span text:style-name="T5">软件自由在教育中扮演了根基性的角色。任何教育机构都应该使用和教授自由软件，因为教育目的是：传播人类知识，帮助学生成为社会的优秀成员。自由软件的源代码和是人类知识的一部分。相反，商业软件中包含的是商业机密等内容，违背了教育的使命。自由软件支持教育，专有软件妨碍教育。</text:span></text:p>
              </text:list-item>
              <text:list-item>
                <text:p><text:span text:style-name="T5">为什么专有软件会优待学生？因为他们企图利用学校来培育对其产品的依赖性。一旦学生毕业，他们就不会再得到免费拷贝，他们的雇主也不会。一旦有了依赖性，你就会付钱。同时专有软件还在很大一定程度上破坏了学生的思考能力。所以，从现在其，放弃对专有软件的依赖！</text:span></text:p>
              </text:list-item>
              <text:list-item>
                <text:p><text:span text:style-name="T5">学生们想了解软件的背后原理时，专有软件公司会极力的阻止，而自由软件社区则尽力的为学生提供帮助。我们学校的老师喊着全民编程，但是他们却不知道，支持全民编程的不是比尔盖茨、乔布斯等人，而是</text:span><text:span text:style-name="T5">FSF</text:span><text:span text:style-name="T5">和</text:span><text:span text:style-name="T5">GNU</text:span><text:span text:style-name="T5">！</text:span></text:p>
              </text:list-item>
              <text:list-item>
                <text:p><text:span text:style-name="T5">当然，学校必须实践其教育：学校应该只使用自由软件（除非是为了逆向工程），并且和学生分享带源码的软件拷贝，允许学生复制、带回家和再发布。</text:span></text:p>
              </text:list-item>
              <text:list-item>
                <text:p>更多可以见https://www.gnu.org/education/edu-schools.html</text:p>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presentation:use-date-time-name="dtd1">
        <office:forms form:automatic-focus="false" form:apply-design-mode="false"/>
        <draw:frame presentation:style-name="pr3" draw:layer="layout" svg:width="26cm" svg:height="1.328cm" svg:x="1cm" svg:y="0.5cm" presentation:class="title" presentation:placeholder="true">
          <draw:text-box/>
        </draw:frame>
        <draw:frame presentation:style-name="pr4" draw:text-style-name="P8" draw:layer="layout" svg:width="26cm" svg:height="10cm" svg:x="1.27cm" svg:y="2.54cm" presentation:class="outline" presentation:user-transformed="true">
          <draw:text-box>
            <text:list text:style-name="L2">
              <text:list-item>
                <text:p text:style-name="P8"><text:span text:style-name="T5">Kerala</text:span><text:span text:style-name="T5">也是印度第一个在中学阶段引入信息技术科目的州。该科目从</text:span><text:span text:style-name="T5">8</text:span><text:span text:style-name="T5">年级开始，最初使用介绍</text:span><text:span text:style-name="T5">Windows</text:span><text:span text:style-name="T5">和</text:span><text:span text:style-name="T5">Microsoft Office</text:span><text:span text:style-name="T5">的课本。但是不到一年，受到自由软件拥护者的抗议，也因为由大多数政府教师为成员的中小学教师协会对自由软件的欢迎立场，政府被迫在课程中包含自由软件。最终，从</text:span><text:span text:style-name="T5">2007</text:span><text:span text:style-name="T5">年开始，学校只教授</text:span><text:span text:style-name="T5">GNU/Linux</text:span><text:span text:style-name="T5">，而且学校的电脑只安装</text:span><text:span text:style-name="T5">GNU/Linux</text:span><text:span text:style-name="T5">。在当时，甚至或许到今天，这是</text:span><text:span text:style-name="T5">GNU/Linux</text:span><text:span text:style-name="T5">在学校的最大一次安装，这件事甚至在其他国家也上了新闻头条。从</text:span><text:span text:style-name="T5">2007</text:span><text:span text:style-name="T5">年以后的每年，大约有</text:span><text:span text:style-name="T5">500,000</text:span><text:span text:style-name="T5">名孩子毕业，他们都学习了自由软件背后的概念，学习了</text:span><text:span text:style-name="T5">GNU/Linux</text:span><text:span text:style-name="T5">操作系统和应用程序。该州现在正走向基于</text:span><text:span text:style-name="T5">IT</text:span><text:span text:style-name="T5">的教育。最后，</text:span><text:span text:style-name="T5">IT</text:span><text:span text:style-name="T5">将不再是一个被单独教授的课目。反之，所有的科目都通过</text:span><text:span text:style-name="T5">IT</text:span><text:span text:style-name="T5">的协助被讲授，这样学生一方面学习</text:span><text:span text:style-name="T5">IT</text:span><text:span text:style-name="T5">技术，另一方面使用教育程序（如下所列）和网络资源（诸如</text:span><text:span text:style-name="T5">Wikipedia</text:span><text:span text:style-name="T5">提供的资料、图片、动画和视频）学习课程并做练习。师生们已经开始学习使用以下应用程序，如用 </text:span><text:span text:style-name="T5">Dr. Geo</text:span><text:span text:style-name="T5">、 </text:span><text:span text:style-name="T5">GeoGebra</text:span><text:span text:style-name="T5">和 </text:span><text:span text:style-name="T5">KtechLab</text:span><text:span text:style-name="T5">学习几何和电子。诸如 </text:span><text:span text:style-name="T5">Sunclock</text:span><text:span text:style-name="T5">、 </text:span><text:span text:style-name="T5">Kalzium</text:span><text:span text:style-name="T5">和 </text:span><text:span text:style-name="T5">Ghemical</text:span><text:span text:style-name="T5">之类的程序在师生之间也很流行。</text:span></text:p>
              </text:list-item>
              <text:list-item>
                <text:p text:style-name="P8"><text:span text:style-name="T5">然而在中国，从小学到大学，用的都是专有软件，还是过了时的（这几年换成了新版了），用的还是盗版软件——这是忍无可忍的行为。我曾经给陕西省教育局写请愿，要求使用自由软件来配备中考信息技术，然而我却发现，同学们都对此事不关心。</text:span></text:p>
              </text:list-item>
            </text:list>
          </draw:text-box>
        </draw:frame>
        <presentation:notes draw:style-name="dp2">
          <office:forms form:automatic-focus="false" form:apply-design-mode="false"/>
          <draw:page-thumbnail draw:style-name="gr2" draw:layer="layout" svg:width="14.848cm" svg:height="11.136cm" svg:x="3.075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page9"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一些替代</text:p>
          </draw:text-box>
        </draw:frame>
        <draw:frame presentation:style-name="pr4" draw:layer="layout" svg:width="26cm" svg:height="10cm" svg:x="1cm" svg:y="3cm" presentation:class="outline" presentation:user-transformed="true">
          <draw:text-box>
            <text:list text:style-name="L2">
              <text:list-item>
                <text:p>使用通用的，可移植性强的电子邮箱代替qq/微信，qq/微信<text:span text:style-name="T1">只</text:span>使用手机版</text:p>
              </text:list-item>
            </text:list>
          </draw:text-box>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5" draw:text-style-name="P6" draw:layer="layout" svg:width="16.799cm" svg:height="13.364cm" svg:x="2.1cm" svg:y="14.107cm" presentation:class="notes" presentation:placeholder="true">
            <draw:text-box/>
          </draw:frame>
        </presentation:notes>
      </draw:page>
      <draw:page draw:name="page10" draw:style-name="dp3" draw:master-page-name="Blue_5f_Curve1" presentation:presentation-page-layout-name="AL2T1" presentation:use-date-time-name="dtd1">
        <office:forms form:automatic-focus="false" form:apply-design-mode="false"/>
        <draw:frame presentation:style-name="pr3" draw:layer="layout" svg:width="26cm" svg:height="1.398cm" svg:x="1cm" svg:y="0.465cm" presentation:class="title" presentation:user-transformed="true">
          <draw:text-box>
            <text:p>扩展阅读</text:p>
          </draw:text-box>
        </draw:frame>
        <draw:frame presentation:style-name="pr4" draw:layer="layout" svg:width="26cm" svg:height="10cm" svg:x="0.635cm" svg:y="2.7cm" presentation:class="outline" presentation:user-transformed="true">
          <draw:text-box>
            <text:list text:style-name="L2">
              <text:list-item>
                <text:p>数字版权问题（资本家说保护原作者的权利，实际上保护的是他们自己的权利，原作者和读者都是被剥削者）：</text:p>
              </text:list-item>
              <text:list-item>
                <text:p>https://www.gnu.org/philosophy/right-to-read.html<text:a xlink:href="https://www.gnu.org/education/drm-in-school-ebooks-when-life-imitates-dystopian-stories.html" xlink:type="simple">https://www.gnu.org/education/drm-in-school-ebooks-when-life-imitates-dystopian-stories.html</text:a>（这些年来，JSTOR、知网的丑事大家都是知道的）</text:p>
              </text:list-item>
              <text:list-item>
                <text:p><text:span text:style-name="T6">网络课堂：</text:span><text:a xlink:href="https://www.gnu.org/education/remote-education-children-freedom-privacy-at-stake.html" xlink:type="simple">https://www.gnu.org/education/remote-education-children-freedom-privacy-at-stake.html</text:a></text:p>
              </text:list-item>
              <text:list-item>
                <text:p>学习如何安装自由软件之ArchLinux攻略:</text:p>
              </text:list-item>
              <text:list-item>
                <text:p><text:span text:style-name="T7">https://archlinuxstudio.github.io/ArchLinuxTutorial</text:span></text:p>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77caee" draw:end-color="#009bdd"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ed_20__28_var_29_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draw:opacity="100%" draw:textarea-vertical-align="middle" fo:min-height="2.612cm" fo:min-width="28.001cm"/>
    </style:style>
    <style:style style:name="Mgr4" style:family="graphic" style:parent-style-name="Accent_20_1">
      <style:graphic-properties draw:textarea-vertical-align="middle" fo:min-height="2cm" fo:min-width="27.991cm"/>
    </style:style>
    <style:style style:name="Mgr5" style:family="graphic" style:parent-style-name="Accent_20_1">
      <style:graphic-properties draw:textarea-vertical-align="middle" fo:min-height="1.754cm" fo:min-width="27.991cm"/>
    </style:style>
    <style:style style:name="Mpr1" style:family="presentation" style:parent-style-name="Blue_5f_Curve-backgroundobjects">
      <style:graphic-properties draw:stroke="none" draw:fill="none" draw:fill-color="#ffffff" draw:auto-grow-height="false" fo:min-height="1.449cm"/>
      <style:paragraph-properties style:writing-mode="lr-tb"/>
    </style:style>
    <style:style style:name="Mpr2" style:family="presentation" style:parent-style-name="Blue_5f_Curve-backgroundobjects">
      <style:graphic-properties draw:stroke="none" draw:fill="none" draw:fill-color="#ffffff" draw:auto-grow-height="false" fo:min-height="1.485cm"/>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lue_5f_Curve1-backgroundobjects">
      <style:graphic-properties draw:stroke="none" draw:fill="none" draw:fill-color="#ffffff" draw:auto-grow-height="false" fo:min-height="1.449cm"/>
      <style:paragraph-properties style:writing-mode="lr-tb"/>
    </style:style>
    <style:style style:name="Mpr5" style:family="presentation" style:parent-style-name="Blue_5f_Curve1-backgroundobjects">
      <style:graphic-properties draw:stroke="none" draw:fill="none" draw:fill-color="#ffffff" draw:auto-grow-height="false" fo:min-height="1.485cm"/>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end"/>
    </style:style>
    <style:style style:name="MP9"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office:forms form:automatic-focus="false" form:apply-design-mode="fals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draw:text-box>
          <text:p><text:span text:style-name="MT1"><presentation:date-time/></text:span></text:p>
        </draw:text-box>
      </draw:frame>
      <draw:frame presentation:style-name="Mpr1" draw:text-style-name="MP7" draw:layer="backgroundobjects" svg:width="9cm" svg:height="1cm" svg:x="9.5cm" svg:y="14.5cm">
        <draw:text-box>
          <text:p text:style-name="MP6"><text:span text:style-name="MT1"><presentation:footer/></text:span></text:p>
        </draw:text-box>
      </draw:frame>
      <draw:frame presentation:style-name="Mpr1" draw:text-style-name="MP4" draw:layer="backgroundobjects" svg:width="6.5cm" svg:height="1cm" svg:x="20.5cm" svg:y="14.5cm">
        <draw:text-box>
          <text:p text:style-name="MP8"><text:span text:style-name="MT1"><text:page-number>&lt;number&gt;</text:page-number></text:span></text:p>
        </draw:text-box>
      </draw:frame>
      <presentation:notes style:page-layout-name="PM0">
        <office:forms form:automatic-focus="false" form:apply-design-mode="false"/>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custom-shape draw:style-name="Mgr4" draw:text-style-name="MP6" draw:layer="backgroundobjects" svg:width="27.991cm" svg:height="2cm" svg:x="0cm" svg:y="0cm">
        <text:p/>
        <draw:enhanced-geometry svg:viewBox="0 0 21600 21600" draw:type="rectangle" draw:enhanced-path="M 0 0 L 21600 0 21600 21600 0 21600 0 0 Z N"/>
      </draw:custom-shape>
      <draw:custom-shape draw:style-name="Mgr5" draw:text-style-name="MP6"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7" draw:layer="backgroundobjects" svg:width="9cm" svg:height="1cm" svg:x="9.5cm" svg:y="14.5cm" presentation:class="footer">
        <draw:text-box>
          <text:p text:style-name="MP9"><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3-26T12:00:06.937431533</meta:creation-date>
    <meta:editing-duration>PT2H11M1S</meta:editing-duration>
    <meta:editing-cycles>55</meta:editing-cycles>
    <meta:generator>LibreOffice/7.3.1.3$Linux_X86_64 LibreOffice_project/30$Build-3</meta:generator>
    <dc:title>Blue Curve</dc:title>
    <dc:date>2022-03-26T14:31:54.771557999</dc:date>
    <meta:document-statistic meta:object-count="77"/>
  </office:meta>
</office:document-meta>
</file>